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zad_4" table:style-name="ta1">
        <table:shapes>
          <draw:frame draw:z-index="0" draw:style-name="gr1" draw:text-style-name="P1" svg:width="159.87mm" svg:height="90.09mm" svg:x="76.17mm" svg:y="5.42mm">
            <draw:object draw:notify-on-update-of-ranges="zad_4.B1:zad_4.B1 zad_4.B2:zad_4.B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1" table:default-cell-style-name="ce2"/>
        <table:table-column table:style-name="co1" table:default-cell-style-name="Default"/>
        <table:table-row table:style-name="ro1">
          <table:table-cell table:style-name="Default"/>
          <table:table-cell table:style-name="Default" office:value-type="string" calcext:value-type="string">
            <text:p>Ilość cieczy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0.33" calcext:value-type="float">
            <text:p>0,3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PRODUCT([.B2];[.$C$2])" office:value-type="percentage" office:value="0.33" calcext:value-type="percentage">
            <text:p>33,00%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PRODUCT([.B3];[.$C$2])" office:value-type="percentage" office:value="0.1089" calcext:value-type="percentage">
            <text:p>10,89%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PRODUCT([.B4];[.$C$2])" office:value-type="percentage" office:value="0.035937" calcext:value-type="percentage">
            <text:p>3,59%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PRODUCT([.B5];[.$C$2])" office:value-type="percentage" office:value="0.01185921" calcext:value-type="percentage">
            <text:p>1,19%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PRODUCT([.B6];[.$C$2])" office:value-type="percentage" office:value="0.0039135393" calcext:value-type="percentage">
            <text:p>0,39%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PRODUCT([.B7];[.$C$2])" office:value-type="percentage" office:value="0.001291467969" calcext:value-type="percentage">
            <text:p>0,13%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PRODUCT([.B8];[.$C$2])" office:value-type="percentage" office:value="0.00042618442977" calcext:value-type="percentage">
            <text:p>0,04%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PRODUCT([.B9];[.$C$2])" office:value-type="percentage" office:value="0.0001406408618241" calcext:value-type="percentage">
            <text:p>0,01%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PRODUCT([.B10];[.$C$2])" office:value-type="percentage" office:value="0.000046411484401953" calcext:value-type="percentage">
            <text:p>0,00%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8">
      <number:number number:decimal-places="1" loext:min-decimal-places="1" number:min-integer-digits="1"/>
      <number:text>%</number:text>
    </number:percentage-style>
    <style:style style:name="Default" style:family="table-cell">
      <style:text-properties style:font-name-asian="Tahoma" style:font-family-asian="Tahoma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2">00.00.0000</text:date>, <text:time style:data-style-name="N2" text:time-value="11:13:12.160438841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5-22T11:22:34.859563061</dc:date>
    <meta:editing-duration>PT23M50S</meta:editing-duration>
    <meta:editing-cycles>4</meta:editing-cycles>
    <meta:generator>LibreOffice/6.0.7.3$Linux_X86_64 LibreOffice_project/00m0$Build-3</meta:generator>
    <meta:document-statistic meta:table-count="1" meta:cell-count="2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 draw:fill-color="#00a65d"/>
    </style:style>
    <style:style style:name="ch2" style:family="chart">
      <style:chart-properties chart:stacked="true" chart:include-hidden-cells="false" chart:treat-empty-cells="leave-gap" chart:right-angled-axes="true"/>
    </style:style>
    <style:style style:name="ch3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1">
      <style:chart-properties chart:display-label="true" chart:logarithmic="false" chart:minimum="0" chart:maximum="1" chart:interval-major="1" chart:interval-minor-divisor="2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1">
      <style:chart-properties chart:link-data-style-to-source="true"/>
      <style:graphic-properties draw:stroke="none" draw:fill-color="#ed1c24" draw:opacity-name="ChartTransparencyGradient_20_1" dr3d:edge-rounding="5%"/>
      <style:text-properties fo:font-size="10pt" style:font-size-asian="10pt" style:font-size-complex="10pt"/>
    </style:style>
    <style:style style:name="ch7" style:family="chart">
      <style:graphic-properties draw:stroke="dash" draw:stroke-dash="Ultrafine_20_Dashed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88cm" svg:height="9.01cm" xlink:href=".." xlink:type="simple" chart:class="chart:bar" chart:style-name="ch1">
        <chart:plot-area chart:style-name="ch2" table:cell-range-address="zad_4.B1:zad_4.B11" chart:data-source-has-labels="row" svg:x="0.409cm" svg:y="0.204cm" svg:width="12.743cm" svg:height="8.647cm">
          <chartooo:coordinate-region svg:x="2.009cm" svg:y="0.403cm" svg:width="11.143cm" svg:height="7.801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zad_4.B2:zad_4.B11" chart:label-cell-address="zad_4.B1:zad_4.B1" chart:class="chart:bar"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lość cieczy</text:p>
                <draw:g>
                  <svg:desc>zad_4.B1:zad_4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zad_4.B2:zad_4.B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089">
                <text:p>0.108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5937">
                <text:p>0.03593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1185921">
                <text:p>0.0118592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39135393">
                <text:p>0.003913539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1291467969">
                <text:p>0.00129146796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042618442977">
                <text:p>0.0004261844297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01406408618241">
                <text:p>0.000140640861824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0046411484401953">
                <text:p>0.00004641148440195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opacity draw:name="ChartTransparencyGradient_20_1" draw:display-name="ChartTransparencyGradient 1" draw:style="radial" draw:cx="50%" draw:cy="50%" draw:start="100%" draw:end="0%" draw:border="0%"/>
    <draw:stroke-dash draw:name="Ultrafine_20_Dashed" draw:display-name="Ultrafine Dashed" draw:style="rect" draw:dots1="1" draw:dots1-length="0.051cm" draw:dots2="1" draw:dots2-length="0.051cm" draw:distance="0.051cm"/>
  </office:styles>
</office:document-styles>
</file>